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 of birth</text:p>
          </table:table-cell>
          <table:table-cell office:value-type="string" table:style-name="ce4">
            <text:p>The member's date of birth</text:p>
          </table:table-cell>
          <table:table-cell office:value-type="string" table:style-name="ce4">
            <text:p>The member's date of birth must include a day, month and year, in the format DD/MM/YYYY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Reference number</text:p>
          </table:table-cell>
          <table:table-cell office:value-type="string" table:style-name="ce4">
            <text:p>The reference number given by HMRC to the QROPS to which each transfer is made</text:p>
          </table:table-cell>
          <table:table-cell office:value-type="string" table:style-name="ce4">
            <text:p>This is 6 numbers, for example 123456. If <text:s/>your reference number starts with a Q, do not enter it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Transfer date</text:p>
          </table:table-cell>
          <table:table-cell office:value-type="string" table:style-name="ce4">
            <text:p>The date of the transfer into the QROPS</text:p>
          </table:table-cell>
          <table:table-cell office:value-type="string" table:style-name="ce4">
            <text:p>The date of the transfer into the QROPS must include a day, month and year, in the format DD/MM/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mount</text:p>
          </table:table-cell>
          <table:table-cell office:value-type="string" table:style-name="ce4">
            <text:p>The amount transferred into the QROPS (£)</text:p>
          </table:table-cell>
          <table:table-cell office:value-type="string" table:style-name="ce6">
            <text:p>The amount transferred must be an amount of money including pence. For example, 123.45 or 156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due</text:p>
          </table:table-cell>
          <table:table-cell office:value-type="string" table:style-name="ce4">
            <text:p>The amount of tax due in respect of the transfer (£)</text:p>
          </table:table-cell>
          <table:table-cell office:value-type="string" table:style-name="ce6">
            <text:p>The amount of tax due must be an amount of money including pence. For example, 123.45 or 156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16T13:49:56Z</dc:date>
    <meta:template xlink:href="" xlink:type="simple"/>
    <meta:editing-cycles>5</meta:editing-cycles>
    <meta:editing-duration>PT4080S</meta:editing-duration>
  </office:meta>
</office:document-meta>
</file>